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9.26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3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6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88231" calcext:value-type="float">
            <text:p><text:s text:c="3"/>88,231</text:p>
          </table:table-cell>
          <table:table-cell table:style-name="ce35" office:value-type="float" office:value="3213" calcext:value-type="float">
            <text:p><text:s text:c="3"/>3,213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6787" calcext:value-type="float">
            <text:p><text:s text:c="3"/>6,787</text:p>
          </table:table-cell>
          <table:table-cell table:style-name="ce35" office:value-type="float" office:value="2918" calcext:value-type="float">
            <text:p><text:s text:c="3"/>2,918</text:p>
          </table:table-cell>
          <table:table-cell table:style-name="ce35" office:value-type="float" office:value="3209" calcext:value-type="float">
            <text:p><text:s text:c="3"/>3,209</text:p>
          </table:table-cell>
          <table:table-cell table:style-name="ce35" office:value-type="float" office:value="2003" calcext:value-type="float">
            <text:p><text:s text:c="3"/>2,003</text:p>
          </table:table-cell>
          <table:table-cell table:style-name="ce35" office:value-type="float" office:value="3091" calcext:value-type="float">
            <text:p><text:s text:c="3"/>3,091</text:p>
          </table:table-cell>
          <table:table-cell table:style-name="ce35" office:value-type="float" office:value="9862" calcext:value-type="float">
            <text:p><text:s text:c="3"/>9,862</text:p>
          </table:table-cell>
          <table:table-cell table:style-name="ce35" office:value-type="float" office:value="451" calcext:value-type="float">
            <text:p><text:s text:c="3"/>451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4171" calcext:value-type="float">
            <text:p><text:s text:c="3"/>4,171</text:p>
          </table:table-cell>
          <table:table-cell table:style-name="ce35" office:value-type="float" office:value="42106" calcext:value-type="float">
            <text:p><text:s text:c="3"/>42,106</text:p>
          </table:table-cell>
          <table:table-cell table:style-name="ce35" office:value-type="float" office:value="1611" calcext:value-type="float">
            <text:p><text:s text:c="3"/>1,611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705" calcext:value-type="float">
            <text:p><text:s text:c="3"/>86,705</text:p>
          </table:table-cell>
          <table:table-cell table:style-name="ce35" office:value-type="float" office:value="3261" calcext:value-type="float">
            <text:p><text:s text:c="3"/>3,261</text:p>
          </table:table-cell>
          <table:table-cell table:style-name="ce35" office:value-type="float" office:value="7638" calcext:value-type="float">
            <text:p><text:s text:c="3"/>7,638</text:p>
          </table:table-cell>
          <table:table-cell table:style-name="ce35" office:value-type="float" office:value="5673" calcext:value-type="float">
            <text:p><text:s text:c="3"/>5,673</text:p>
          </table:table-cell>
          <table:table-cell table:style-name="ce35" office:value-type="float" office:value="5759" calcext:value-type="float">
            <text:p><text:s text:c="3"/>5,759</text:p>
          </table:table-cell>
          <table:table-cell table:style-name="ce35" office:value-type="float" office:value="4468" calcext:value-type="float">
            <text:p><text:s text:c="3"/>4,468</text:p>
          </table:table-cell>
          <table:table-cell table:style-name="ce35" office:value-type="float" office:value="1945" calcext:value-type="float">
            <text:p><text:s text:c="3"/>1,945</text:p>
          </table:table-cell>
          <table:table-cell table:style-name="ce35" office:value-type="float" office:value="2992" calcext:value-type="float">
            <text:p><text:s text:c="3"/>2,992</text:p>
          </table:table-cell>
          <table:table-cell table:style-name="ce35" office:value-type="float" office:value="8052" calcext:value-type="float">
            <text:p><text:s text:c="3"/>8,052</text:p>
          </table:table-cell>
          <table:table-cell table:style-name="ce35" office:value-type="float" office:value="591" calcext:value-type="float">
            <text:p><text:s text:c="3"/>591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4171" calcext:value-type="float">
            <text:p><text:s text:c="3"/>4,171</text:p>
          </table:table-cell>
          <table:table-cell table:style-name="ce35" office:value-type="float" office:value="42106" calcext:value-type="float">
            <text:p><text:s text:c="3"/>42,106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9" office:value-type="float" office:value="1526" calcext:value-type="float">
            <text:p><text:s text:c="3"/>1,52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0299" calcext:value-type="float">
            <text:p><text:s text:c="3"/>40,299</text:p>
          </table:table-cell>
          <table:table-cell table:style-name="ce35" office:value-type="float" office:value="1506" calcext:value-type="float">
            <text:p><text:s text:c="3"/>1,506</text:p>
          </table:table-cell>
          <table:table-cell table:style-name="ce35" office:value-type="float" office:value="4100" calcext:value-type="float">
            <text:p><text:s text:c="3"/>4,100</text:p>
          </table:table-cell>
          <table:table-cell table:style-name="ce35" office:value-type="float" office:value="3182" calcext:value-type="float">
            <text:p><text:s text:c="3"/>3,182</text:p>
          </table:table-cell>
          <table:table-cell table:style-name="ce35" office:value-type="float" office:value="1364" calcext:value-type="float">
            <text:p><text:s text:c="3"/>1,364</text:p>
          </table:table-cell>
          <table:table-cell table:style-name="ce35" office:value-type="float" office:value="1475" calcext:value-type="float">
            <text:p><text:s text:c="3"/>1,475</text:p>
          </table:table-cell>
          <table:table-cell table:style-name="ce35" office:value-type="float" office:value="879" calcext:value-type="float">
            <text:p><text:s text:c="3"/>879</text:p>
          </table:table-cell>
          <table:table-cell table:style-name="ce35" office:value-type="float" office:value="1492" calcext:value-type="float">
            <text:p><text:s text:c="3"/>1,492</text:p>
          </table:table-cell>
          <table:table-cell table:style-name="ce35" office:value-type="float" office:value="4632" calcext:value-type="float">
            <text:p><text:s text:c="3"/>4,632</text:p>
          </table:table-cell>
          <table:table-cell table:style-name="ce35" office:value-type="float" office:value="256" calcext:value-type="float">
            <text:p><text:s text:c="3"/>256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19189" calcext:value-type="float">
            <text:p><text:s text:c="3"/>19,189</text:p>
          </table:table-cell>
          <table:table-cell table:style-name="ce35" office:value-type="float" office:value="356" calcext:value-type="float">
            <text:p><text:s text:c="3"/>35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9929" calcext:value-type="float">
            <text:p><text:s text:c="3"/>39,929</text:p>
          </table:table-cell>
          <table:table-cell table:style-name="ce35" office:value-type="float" office:value="1480" calcext:value-type="float">
            <text:p><text:s text:c="3"/>1,480</text:p>
          </table:table-cell>
          <table:table-cell table:style-name="ce35" office:value-type="float" office:value="3534" calcext:value-type="float">
            <text:p><text:s text:c="3"/>3,534</text:p>
          </table:table-cell>
          <table:table-cell table:style-name="ce35" office:value-type="float" office:value="2599" calcext:value-type="float">
            <text:p><text:s text:c="3"/>2,599</text:p>
          </table:table-cell>
          <table:table-cell table:style-name="ce35" office:value-type="float" office:value="2693" calcext:value-type="float">
            <text:p><text:s text:c="3"/>2,693</text:p>
          </table:table-cell>
          <table:table-cell table:style-name="ce35" office:value-type="float" office:value="2057" calcext:value-type="float">
            <text:p><text:s text:c="3"/>2,057</text:p>
          </table:table-cell>
          <table:table-cell table:style-name="ce35" office:value-type="float" office:value="925" calcext:value-type="float">
            <text:p><text:s text:c="3"/>925</text:p>
          </table:table-cell>
          <table:table-cell table:style-name="ce35" office:value-type="float" office:value="1357" calcext:value-type="float">
            <text:p><text:s text:c="3"/>1,357</text:p>
          </table:table-cell>
          <table:table-cell table:style-name="ce35" office:value-type="float" office:value="3892" calcext:value-type="float">
            <text:p><text:s text:c="3"/>3,892</text:p>
          </table:table-cell>
          <table:table-cell table:style-name="ce35" office:value-type="float" office:value="323" calcext:value-type="float">
            <text:p><text:s text:c="3"/>323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19189" calcext:value-type="float">
            <text:p><text:s text:c="3"/>19,189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7932" calcext:value-type="float">
            <text:p><text:s text:c="3"/>47,932</text:p>
          </table:table-cell>
          <table:table-cell table:style-name="ce35" office:value-type="float" office:value="1707" calcext:value-type="float">
            <text:p><text:s text:c="3"/>1,707</text:p>
          </table:table-cell>
          <table:table-cell table:style-name="ce35" office:value-type="float" office:value="4697" calcext:value-type="float">
            <text:p><text:s text:c="3"/>4,697</text:p>
          </table:table-cell>
          <table:table-cell table:style-name="ce35" office:value-type="float" office:value="3605" calcext:value-type="float">
            <text:p><text:s text:c="3"/>3,605</text:p>
          </table:table-cell>
          <table:table-cell table:style-name="ce35" office:value-type="float" office:value="1554" calcext:value-type="float">
            <text:p><text:s text:c="3"/>1,554</text:p>
          </table:table-cell>
          <table:table-cell table:style-name="ce35" office:value-type="float" office:value="1734" calcext:value-type="float">
            <text:p><text:s text:c="3"/>1,734</text:p>
          </table:table-cell>
          <table:table-cell table:style-name="ce35" office:value-type="float" office:value="1124" calcext:value-type="float">
            <text:p><text:s text:c="3"/>1,124</text:p>
          </table:table-cell>
          <table:table-cell table:style-name="ce35" office:value-type="float" office:value="1599" calcext:value-type="float">
            <text:p><text:s text:c="3"/>1,599</text:p>
          </table:table-cell>
          <table:table-cell table:style-name="ce35" office:value-type="float" office:value="5230" calcext:value-type="float">
            <text:p><text:s text:c="3"/>5,230</text:p>
          </table:table-cell>
          <table:table-cell table:style-name="ce35" office:value-type="float" office:value="195" calcext:value-type="float">
            <text:p><text:s text:c="3"/>195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2307" calcext:value-type="float">
            <text:p><text:s text:c="3"/>2,307</text:p>
          </table:table-cell>
          <table:table-cell table:style-name="ce35" office:value-type="float" office:value="22917" calcext:value-type="float">
            <text:p><text:s text:c="3"/>22,917</text:p>
          </table:table-cell>
          <table:table-cell table:style-name="ce35" office:value-type="float" office:value="1255" calcext:value-type="float">
            <text:p><text:s text:c="3"/>1,25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6776" calcext:value-type="float">
            <text:p><text:s text:c="3"/>46,776</text:p>
          </table:table-cell>
          <table:table-cell table:style-name="ce35" office:value-type="float" office:value="1781" calcext:value-type="float">
            <text:p><text:s text:c="3"/>1,781</text:p>
          </table:table-cell>
          <table:table-cell table:style-name="ce35" office:value-type="float" office:value="4104" calcext:value-type="float">
            <text:p><text:s text:c="3"/>4,104</text:p>
          </table:table-cell>
          <table:table-cell table:style-name="ce35" office:value-type="float" office:value="3074" calcext:value-type="float">
            <text:p><text:s text:c="3"/>3,074</text:p>
          </table:table-cell>
          <table:table-cell table:style-name="ce35" office:value-type="float" office:value="3066" calcext:value-type="float">
            <text:p><text:s text:c="3"/>3,066</text:p>
          </table:table-cell>
          <table:table-cell table:style-name="ce35" office:value-type="float" office:value="2411" calcext:value-type="float">
            <text:p><text:s text:c="3"/>2,411</text:p>
          </table:table-cell>
          <table:table-cell table:style-name="ce35" office:value-type="float" office:value="1020" calcext:value-type="float">
            <text:p><text:s text:c="3"/>1,020</text:p>
          </table:table-cell>
          <table:table-cell table:style-name="ce35" office:value-type="float" office:value="1635" calcext:value-type="float">
            <text:p><text:s text:c="3"/>1,635</text:p>
          </table:table-cell>
          <table:table-cell table:style-name="ce35" office:value-type="float" office:value="4160" calcext:value-type="float">
            <text:p><text:s text:c="3"/>4,160</text:p>
          </table:table-cell>
          <table:table-cell table:style-name="ce35" office:value-type="float" office:value="268" calcext:value-type="float">
            <text:p><text:s text:c="3"/>268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307" calcext:value-type="float">
            <text:p><text:s text:c="3"/>2,307</text:p>
          </table:table-cell>
          <table:table-cell table:style-name="ce35" office:value-type="float" office:value="22917" calcext:value-type="float">
            <text:p><text:s text:c="3"/>22,91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9" office:value-type="float" office:value="1156" calcext:value-type="float">
            <text:p><text:s text:c="3"/>1,15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4431" calcext:value-type="float">
            <text:p>14,431</text:p>
          </table:table-cell>
          <table:table-cell table:style-name="ce36" office:value-type="float" office:value="679" calcext:value-type="float">
            <text:p>67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930" calcext:value-type="float">
            <text:p>3,930</text:p>
          </table:table-cell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1884" calcext:value-type="float">
            <text:p>1,884</text:p>
          </table:table-cell>
          <table:table-cell table:style-name="ce36" office:value-type="float" office:value="92" calcext:value-type="float">
            <text:p>9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775" calcext:value-type="float">
            <text:p>5,775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352" calcext:value-type="float">
            <text:p>15,352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350" calcext:value-type="float">
            <text:p>3,350</text:p>
          </table:table-cell>
          <table:table-cell table:style-name="ce36" office:value-type="float" office:value="2150" calcext:value-type="float">
            <text:p>2,150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2127" calcext:value-type="float">
            <text:p>2,127</text:p>
          </table:table-cell>
          <table:table-cell table:style-name="ce36" office:value-type="float" office:value="175" calcext:value-type="float">
            <text:p>17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775" calcext:value-type="float">
            <text:p>5,77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921" calcext:value-type="float">
            <text:p><text:s/>－921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543" calcext:value-type="float">
            <text:p>6,543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35" calcext:value-type="float">
            <text:p>1,835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885" calcext:value-type="float">
            <text:p>885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10" calcext:value-type="float">
            <text:p>2,61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066" calcext:value-type="float">
            <text:p>7,066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46" calcext:value-type="float">
            <text:p>1,546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10" calcext:value-type="float">
            <text:p>2,61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-523" calcext:value-type="float">
            <text:p><text:s/>－52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7888" calcext:value-type="float">
            <text:p>7,888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95" calcext:value-type="float">
            <text:p>2,095</text:p>
          </table:table-cell>
          <table:table-cell table:style-name="ce38" office:value-type="float" office:value="476" calcext:value-type="float">
            <text:p>476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999" calcext:value-type="float">
            <text:p>999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65" calcext:value-type="float">
            <text:p>3,16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286" calcext:value-type="float">
            <text:p>8,286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04" calcext:value-type="float">
            <text:p>1,804</text:p>
          </table:table-cell>
          <table:table-cell table:style-name="ce38" office:value-type="float" office:value="1178" calcext:value-type="float">
            <text:p>1,178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094" calcext:value-type="float">
            <text:p>1,094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65" calcext:value-type="float">
            <text:p>3,16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-398" calcext:value-type="float">
            <text:p><text:s/>－39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1466" calcext:value-type="float">
            <text:p>11,466</text:p>
          </table:table-cell>
          <table:table-cell table:style-name="ce36" office:value-type="float" office:value="994" calcext:value-type="float">
            <text:p>994</text:p>
          </table:table-cell>
          <table:table-cell table:style-name="ce36" office:value-type="float" office:value="3350" calcext:value-type="float">
            <text:p>3,35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1135" calcext:value-type="float">
            <text:p>1,135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518" calcext:value-type="float">
            <text:p>4,518</text:p>
          </table:table-cell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276" calcext:value-type="float">
            <text:p>12,276</text:p>
          </table:table-cell>
          <table:table-cell table:style-name="ce36" office:value-type="float" office:value="968" calcext:value-type="float">
            <text:p>968</text:p>
          </table:table-cell>
          <table:table-cell table:style-name="ce36" office:value-type="float" office:value="3930" calcext:value-type="float">
            <text:p>3,93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91" calcext:value-type="float">
            <text:p>791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1143" calcext:value-type="float">
            <text:p>1,143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518" calcext:value-type="float">
            <text:p>4,51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-810" calcext:value-type="float">
            <text:p><text:s/>－810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217" calcext:value-type="float">
            <text:p>5,217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1546" calcext:value-type="float">
            <text:p>1,54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548" calcext:value-type="float">
            <text:p>54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061" calcext:value-type="float">
            <text:p>2,06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657" calcext:value-type="float">
            <text:p>5,657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1835" calcext:value-type="float">
            <text:p>1,83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061" calcext:value-type="float">
            <text:p>2,06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440" calcext:value-type="float">
            <text:p><text:s/>－440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249" calcext:value-type="float">
            <text:p>6,249</text:p>
          </table:table-cell>
          <table:table-cell table:style-name="ce38" office:value-type="float" office:value="541" calcext:value-type="float">
            <text:p>541</text:p>
          </table:table-cell>
          <table:table-cell table:style-name="ce38" office:value-type="float" office:value="1804" calcext:value-type="float">
            <text:p>1,8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587" calcext:value-type="float">
            <text:p>587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57" calcext:value-type="float">
            <text:p>2,457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619" calcext:value-type="float">
            <text:p>6,619</text:p>
          </table:table-cell>
          <table:table-cell table:style-name="ce38" office:value-type="float" office:value="554" calcext:value-type="float">
            <text:p>554</text:p>
          </table:table-cell>
          <table:table-cell table:style-name="ce38" office:value-type="float" office:value="2095" calcext:value-type="float">
            <text:p>2,0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603" calcext:value-type="float">
            <text:p>603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57" calcext:value-type="float">
            <text:p>2,45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-370" calcext:value-type="float">
            <text:p><text:s/>－370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0149" calcext:value-type="float">
            <text:p>10,149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2150" calcext:value-type="float">
            <text:p>2,150</text:p>
          </table:table-cell>
          <table:table-cell table:style-name="ce36" office:value-type="float" office:value="791" calcext:value-type="float">
            <text:p>79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1922" calcext:value-type="float">
            <text:p>1,922</text:p>
          </table:table-cell>
          <table:table-cell table:style-name="ce36" office:value-type="float" office:value="84" calcext:value-type="float">
            <text:p>8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952" calcext:value-type="float">
            <text:p>3,952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115" calcext:value-type="float">
            <text:p>7,115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049" calcext:value-type="float">
            <text:p>1,049</text:p>
          </table:table-cell>
          <table:table-cell table:style-name="ce36" office:value-type="float" office:value="106" calcext:value-type="float">
            <text:p>10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952" calcext:value-type="float">
            <text:p>3,9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3034" calcext:value-type="float">
            <text:p>3,034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651" calcext:value-type="float">
            <text:p>4,651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05" calcext:value-type="float">
            <text:p>1,80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79" calcext:value-type="float">
            <text:p>3,27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05" calcext:value-type="float">
            <text:p>1,80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1372" calcext:value-type="float">
            <text:p>1,372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498" calcext:value-type="float">
            <text:p>5,498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178" calcext:value-type="float">
            <text:p>1,178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989" calcext:value-type="float">
            <text:p>989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47" calcext:value-type="float">
            <text:p>2,147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836" calcext:value-type="float">
            <text:p>3,836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476" calcext:value-type="float">
            <text:p>476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47" calcext:value-type="float">
            <text:p>2,14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1662" calcext:value-type="float">
            <text:p>1,66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1824" calcext:value-type="float">
            <text:p>11,824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2719" calcext:value-type="float">
            <text:p>2,719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886" calcext:value-type="float">
            <text:p>6,886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396" calcext:value-type="float">
            <text:p>10,396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1739" calcext:value-type="float">
            <text:p>1,739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886" calcext:value-type="float">
            <text:p>6,88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60" office:value-type="float" office:value="1428" calcext:value-type="float">
            <text:p>1,428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298" calcext:value-type="float">
            <text:p>5,298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266" calcext:value-type="float">
            <text:p>1,266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68" calcext:value-type="float">
            <text:p>3,06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698" calcext:value-type="float">
            <text:p>4,6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817" calcext:value-type="float">
            <text:p>817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68" calcext:value-type="float">
            <text:p>3,0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600" calcext:value-type="float">
            <text:p>60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6526" calcext:value-type="float">
            <text:p>6,526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8" calcext:value-type="float">
            <text:p>3,818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698" calcext:value-type="float">
            <text:p>5,698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922" calcext:value-type="float">
            <text:p>922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8" calcext:value-type="float">
            <text:p>3,81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828" calcext:value-type="float">
            <text:p>82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5823" calcext:value-type="float">
            <text:p>5,823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724" calcext:value-type="float">
            <text:p>724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99" calcext:value-type="float">
            <text:p>3,599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735" calcext:value-type="float">
            <text:p>5,735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68" calcext:value-type="float">
            <text:p>568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99" calcext:value-type="float">
            <text:p>3,59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88" calcext:value-type="float">
            <text:p>88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656" calcext:value-type="float">
            <text:p>2,656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31" calcext:value-type="float">
            <text:p>1,63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74" calcext:value-type="float">
            <text:p>2,57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31" calcext:value-type="float">
            <text:p>1,6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82" calcext:value-type="float">
            <text:p>82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167" calcext:value-type="float">
            <text:p>3,167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395" calcext:value-type="float">
            <text:p>395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68" calcext:value-type="float">
            <text:p>1,968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61" calcext:value-type="float">
            <text:p>3,16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4" calcext:value-type="float">
            <text:p>304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68" calcext:value-type="float">
            <text:p>1,96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0571" calcext:value-type="float">
            <text:p>10,571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568" calcext:value-type="float">
            <text:p>56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369" calcext:value-type="float">
            <text:p>1,369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118" calcext:value-type="float">
            <text:p>7,11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551" calcext:value-type="float">
            <text:p>10,551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88" calcext:value-type="float">
            <text:p>1,288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118" calcext:value-type="float">
            <text:p>7,11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20" calcext:value-type="float">
            <text:p>20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831" calcext:value-type="float">
            <text:p>4,83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05" calcext:value-type="float">
            <text:p>3,30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936" calcext:value-type="float">
            <text:p>4,936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05" calcext:value-type="float">
            <text:p>3,30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105" calcext:value-type="float">
            <text:p><text:s/>－10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740" calcext:value-type="float">
            <text:p>5,740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304" calcext:value-type="float">
            <text:p>3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7" calcext:value-type="float">
            <text:p>767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3" calcext:value-type="float">
            <text:p>3,813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15" calcext:value-type="float">
            <text:p>5,615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50" calcext:value-type="float">
            <text:p>650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3" calcext:value-type="float">
            <text:p>3,8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125" calcext:value-type="float">
            <text:p>125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3061" calcext:value-type="float">
            <text:p><text:s text:c="3"/>23,061</text:p>
          </table:table-cell>
          <table:table-cell table:style-name="ce39" office:value-type="float" office:value="486" calcext:value-type="float">
            <text:p><text:s text:c="3"/>486</text:p>
          </table:table-cell>
          <table:table-cell table:style-name="ce39" office:value-type="float" office:value="2127" calcext:value-type="float">
            <text:p><text:s text:c="3"/>2,127</text:p>
          </table:table-cell>
          <table:table-cell table:style-name="ce39" office:value-type="float" office:value="1143" calcext:value-type="float">
            <text:p><text:s text:c="3"/>1,143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39" office:value-type="float" office:value="1739" calcext:value-type="float">
            <text:p><text:s text:c="3"/>1,739</text:p>
          </table:table-cell>
          <table:table-cell table:style-name="ce39" office:value-type="float" office:value="595" calcext:value-type="float">
            <text:p><text:s text:c="3"/>595</text:p>
          </table:table-cell>
          <table:table-cell table:style-name="ce39" office:value-type="float" office:value="1288" calcext:value-type="float">
            <text:p><text:s text:c="3"/>1,288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11" calcext:value-type="float">
            <text:p><text:s text:c="3"/>11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171" calcext:value-type="float">
            <text:p><text:s text:c="3"/>4,171</text:p>
          </table:table-cell>
          <table:table-cell table:style-name="ce39" office:value-type="float" office:value="9963" calcext:value-type="float">
            <text:p><text:s text:c="3"/>9,963</text:p>
          </table:table-cell>
          <table:table-cell table:style-name="ce39" office:value-type="float" office:value="386" calcext:value-type="float">
            <text:p><text:s text:c="3"/>38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4529" calcext:value-type="float">
            <text:p><text:s text:c="3"/>24,529</text:p>
          </table:table-cell>
          <table:table-cell table:style-name="ce39" office:value-type="float" office:value="517" calcext:value-type="float">
            <text:p><text:s text:c="3"/>517</text:p>
          </table:table-cell>
          <table:table-cell table:style-name="ce39" office:value-type="float" office:value="1884" calcext:value-type="float">
            <text:p><text:s text:c="3"/>1,884</text:p>
          </table:table-cell>
          <table:table-cell table:style-name="ce39" office:value-type="float" office:value="1135" calcext:value-type="float">
            <text:p><text:s text:c="3"/>1,135</text:p>
          </table:table-cell>
          <table:table-cell table:style-name="ce39" office:value-type="float" office:value="1922" calcext:value-type="float">
            <text:p><text:s text:c="3"/>1,922</text:p>
          </table:table-cell>
          <table:table-cell table:style-name="ce39" office:value-type="float" office:value="2719" calcext:value-type="float">
            <text:p><text:s text:c="3"/>2,719</text:p>
          </table:table-cell>
          <table:table-cell table:style-name="ce39" office:value-type="float" office:value="724" calcext:value-type="float">
            <text:p><text:s text:c="3"/>724</text:p>
          </table:table-cell>
          <table:table-cell table:style-name="ce39" office:value-type="float" office:value="1369" calcext:value-type="float">
            <text:p><text:s text:c="3"/>1,369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171" calcext:value-type="float">
            <text:p><text:s text:c="3"/>4,171</text:p>
          </table:table-cell>
          <table:table-cell table:style-name="ce39" office:value-type="float" office:value="9963" calcext:value-type="float">
            <text:p><text:s text:c="3"/>9,96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0" office:value-type="float" office:value="-1468" calcext:value-type="float">
            <text:p><text:s/>－1,468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0626" calcext:value-type="float">
            <text:p><text:s text:c="3"/>10,626</text:p>
          </table:table-cell>
          <table:table-cell table:style-name="ce40" office:value-type="float" office:value="250" calcext:value-type="float">
            <text:p><text:s text:c="3"/>250</text:p>
          </table:table-cell>
          <table:table-cell table:style-name="ce40" office:value-type="float" office:value="1033" calcext:value-type="float">
            <text:p><text:s text:c="3"/>1,033</text:p>
          </table:table-cell>
          <table:table-cell table:style-name="ce40" office:value-type="float" office:value="540" calcext:value-type="float">
            <text:p><text:s text:c="3"/>540</text:p>
          </table:table-cell>
          <table:table-cell table:style-name="ce40" office:value-type="float" office:value="537" calcext:value-type="float">
            <text:p><text:s text:c="3"/>537</text:p>
          </table:table-cell>
          <table:table-cell table:style-name="ce40" office:value-type="float" office:value="817" calcext:value-type="float">
            <text:p><text:s text:c="3"/>817</text:p>
          </table:table-cell>
          <table:table-cell table:style-name="ce40" office:value-type="float" office:value="260" calcext:value-type="float">
            <text:p><text:s text:c="3"/>260</text:p>
          </table:table-cell>
          <table:table-cell table:style-name="ce40" office:value-type="float" office:value="638" calcext:value-type="float">
            <text:p><text:s text:c="3"/>638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67" calcext:value-type="float">
            <text:p><text:s text:c="3"/>67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561" calcext:value-type="float">
            <text:p><text:s text:c="3"/>4,561</text:p>
          </table:table-cell>
          <table:table-cell table:style-name="ce40" office:value-type="float" office:value="59" calcext:value-type="float">
            <text:p><text:s text:c="3"/>5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1313" calcext:value-type="float">
            <text:p><text:s text:c="3"/>11,313</text:p>
          </table:table-cell>
          <table:table-cell table:style-name="ce40" office:value-type="float" office:value="250" calcext:value-type="float">
            <text:p><text:s text:c="3"/>250</text:p>
          </table:table-cell>
          <table:table-cell table:style-name="ce40" office:value-type="float" office:value="885" calcext:value-type="float">
            <text:p><text:s text:c="3"/>885</text:p>
          </table:table-cell>
          <table:table-cell table:style-name="ce40" office:value-type="float" office:value="548" calcext:value-type="float">
            <text:p><text:s text:c="3"/>548</text:p>
          </table:table-cell>
          <table:table-cell table:style-name="ce40" office:value-type="float" office:value="933" calcext:value-type="float">
            <text:p><text:s text:c="3"/>933</text:p>
          </table:table-cell>
          <table:table-cell table:style-name="ce40" office:value-type="float" office:value="1266" calcext:value-type="float">
            <text:p><text:s text:c="3"/>1,266</text:p>
          </table:table-cell>
          <table:table-cell table:style-name="ce40" office:value-type="float" office:value="329" calcext:value-type="float">
            <text:p><text:s text:c="3"/>329</text:p>
          </table:table-cell>
          <table:table-cell table:style-name="ce40" office:value-type="float" office:value="602" calcext:value-type="float">
            <text:p><text:s text:c="3"/>602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69" calcext:value-type="float">
            <text:p><text:s text:c="3"/>69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561" calcext:value-type="float">
            <text:p><text:s text:c="3"/>4,561</text:p>
          </table:table-cell>
          <table:table-cell table:number-columns-repeated="2" table:style-name="ce40" office:value-type="float" office:value="3" calcext:value-type="float">
            <text:p><text:s text:c="3"/>3</text:p>
          </table:table-cell>
          <table:table-cell table:style-name="ce61" office:value-type="float" office:value="-687" calcext:value-type="float">
            <text:p><text:s/>－68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2435" calcext:value-type="float">
            <text:p><text:s text:c="3"/>12,435</text:p>
          </table:table-cell>
          <table:table-cell table:style-name="ce41" office:value-type="float" office:value="236" calcext:value-type="float">
            <text:p><text:s text:c="3"/>236</text:p>
          </table:table-cell>
          <table:table-cell table:style-name="ce41" office:value-type="float" office:value="1094" calcext:value-type="float">
            <text:p><text:s text:c="3"/>1,094</text:p>
          </table:table-cell>
          <table:table-cell table:style-name="ce41" office:value-type="float" office:value="603" calcext:value-type="float">
            <text:p><text:s text:c="3"/>60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41" office:value-type="float" office:value="922" calcext:value-type="float">
            <text:p><text:s text:c="3"/>922</text:p>
          </table:table-cell>
          <table:table-cell table:style-name="ce41" office:value-type="float" office:value="335" calcext:value-type="float">
            <text:p><text:s text:c="3"/>335</text:p>
          </table:table-cell>
          <table:table-cell table:style-name="ce41" office:value-type="float" office:value="650" calcext:value-type="float">
            <text:p><text:s text:c="3"/>650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07" calcext:value-type="float">
            <text:p><text:s text:c="3"/>2,307</text:p>
          </table:table-cell>
          <table:table-cell table:style-name="ce41" office:value-type="float" office:value="5402" calcext:value-type="float">
            <text:p><text:s text:c="3"/>5,402</text:p>
          </table:table-cell>
          <table:table-cell table:style-name="ce41" office:value-type="float" office:value="327" calcext:value-type="float">
            <text:p><text:s text:c="3"/>32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3216" calcext:value-type="float">
            <text:p><text:s text:c="3"/>13,216</text:p>
          </table:table-cell>
          <table:table-cell table:style-name="ce41" office:value-type="float" office:value="267" calcext:value-type="float">
            <text:p><text:s text:c="3"/>267</text:p>
          </table:table-cell>
          <table:table-cell table:style-name="ce41" office:value-type="float" office:value="999" calcext:value-type="float">
            <text:p><text:s text:c="3"/>999</text:p>
          </table:table-cell>
          <table:table-cell table:style-name="ce41" office:value-type="float" office:value="587" calcext:value-type="float">
            <text:p><text:s text:c="3"/>587</text:p>
          </table:table-cell>
          <table:table-cell table:style-name="ce41" office:value-type="float" office:value="989" calcext:value-type="float">
            <text:p><text:s text:c="3"/>989</text:p>
          </table:table-cell>
          <table:table-cell table:style-name="ce41" office:value-type="float" office:value="1453" calcext:value-type="float">
            <text:p><text:s text:c="3"/>1,453</text:p>
          </table:table-cell>
          <table:table-cell table:style-name="ce41" office:value-type="float" office:value="395" calcext:value-type="float">
            <text:p><text:s text:c="3"/>395</text:p>
          </table:table-cell>
          <table:table-cell table:style-name="ce41" office:value-type="float" office:value="767" calcext:value-type="float">
            <text:p><text:s text:c="3"/>767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0" calcext:value-type="float">
            <text:p><text:s text:c="3"/>40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07" calcext:value-type="float">
            <text:p><text:s text:c="3"/>2,307</text:p>
          </table:table-cell>
          <table:table-cell table:style-name="ce41" office:value-type="float" office:value="5402" calcext:value-type="float">
            <text:p><text:s text:c="3"/>5,402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1" office:value-type="float" office:value="-781" calcext:value-type="float">
            <text:p><text:s/>－781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50" calcext:value-type="float">
            <text:p>1,85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026" calcext:value-type="float">
            <text:p>1,02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2" calcext:value-type="float">
            <text:p>1,79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026" calcext:value-type="float">
            <text:p>1,0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58" calcext:value-type="float">
            <text:p>5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5" calcext:value-type="float">
            <text:p>79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36" calcext:value-type="float">
            <text:p>4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2" calcext:value-type="float">
            <text:p>2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33" calcext:value-type="float">
            <text:p>1,03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7" calcext:value-type="float">
            <text:p>99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90" calcext:value-type="float">
            <text:p>59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36" calcext:value-type="float">
            <text:p>3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104" calcext:value-type="float">
            <text:p>2,10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4" calcext:value-type="float">
            <text:p>1,80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300" calcext:value-type="float">
            <text:p>30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63" calcext:value-type="float">
            <text:p>96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282" calcext:value-type="float">
            <text:p>2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21" calcext:value-type="float">
            <text:p>12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41" calcext:value-type="float">
            <text:p>1,14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3" calcext:value-type="float">
            <text:p>383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62" calcext:value-type="float">
            <text:p>96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1" calcext:value-type="float">
            <text:p>261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179" calcext:value-type="float">
            <text:p>17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55" calcext:value-type="float">
            <text:p>1,45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6" calcext:value-type="float">
            <text:p>1,71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61" calcext:value-type="float">
            <text:p><text:s/>－26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8" calcext:value-type="float">
            <text:p>76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83" calcext:value-type="float">
            <text:p><text:s/>－8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70" calcext:value-type="float">
            <text:p>77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8" calcext:value-type="float">
            <text:p>94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316" calcext:value-type="float">
            <text:p>3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78" calcext:value-type="float">
            <text:p><text:s/>－17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932" calcext:value-type="float">
            <text:p>2,93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1543" calcext:value-type="float">
            <text:p>1,54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04" calcext:value-type="float">
            <text:p>3,40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1543" calcext:value-type="float">
            <text:p>1,54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472" calcext:value-type="float">
            <text:p><text:s/>－47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4" calcext:value-type="float">
            <text:p>1,54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273" calcext:value-type="float">
            <text:p><text:s/>－27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661" calcext:value-type="float">
            <text:p>1,66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854" calcext:value-type="float">
            <text:p>85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60" calcext:value-type="float">
            <text:p>1,86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421" calcext:value-type="float">
            <text:p>421</text:p>
          </table:table-cell>
          <table:table-cell table:number-columns-repeated="2"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8" calcext:value-type="float">
            <text:p>208</text:p>
          </table:table-cell>
          <table:table-cell table:style-name="ce44" office:value-type="float" office:value="854" calcext:value-type="float">
            <text:p>85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-199" calcext:value-type="float">
            <text:p><text:s/>－19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79" calcext:value-type="float">
            <text:p>1,37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573" calcext:value-type="float">
            <text:p>57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0" calcext:value-type="float">
            <text:p>1,71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573" calcext:value-type="float">
            <text:p>5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331" calcext:value-type="float">
            <text:p><text:s/>－33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279" calcext:value-type="float">
            <text:p>2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55" calcext:value-type="float">
            <text:p><text:s/>－15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13" calcext:value-type="float">
            <text:p>71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9" calcext:value-type="float">
            <text:p>88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176" calcext:value-type="float">
            <text:p><text:s/>－17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925" calcext:value-type="float">
            <text:p>1,9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5" calcext:value-type="float">
            <text:p>2,14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220" calcext:value-type="float">
            <text:p><text:s/>－22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58" calcext:value-type="float">
            <text:p>85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354" calcext:value-type="float">
            <text:p>3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17" calcext:value-type="float">
            <text:p><text:s/>－11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67" calcext:value-type="float">
            <text:p>1,06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417" calcext:value-type="float">
            <text:p>41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70" calcext:value-type="float">
            <text:p>1,17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8" calcext:value-type="float">
            <text:p>218</text:p>
          </table:table-cell>
          <table:table-cell table:style-name="ce44" office:value-type="float" office:value="417" calcext:value-type="float">
            <text:p>4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4" office:value-type="float" office:value="-103" calcext:value-type="float">
            <text:p><text:s/>－103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08" calcext:value-type="float">
            <text:p>1,40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4" calcext:value-type="float">
            <text:p>1,6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428" calcext:value-type="float">
            <text:p>4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06" calcext:value-type="float">
            <text:p><text:s/>－20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46" calcext:value-type="float">
            <text:p>64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187" calcext:value-type="float">
            <text:p>18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1" calcext:value-type="float">
            <text:p><text:s/>－6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62" calcext:value-type="float">
            <text:p>76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2" table:style-name="ce44" office:value-type="float" office:value="24" calcext:value-type="float">
            <text:p>2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241" calcext:value-type="float">
            <text:p>24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7" calcext:value-type="float">
            <text:p>90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241" calcext:value-type="float">
            <text:p>24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45" calcext:value-type="float">
            <text:p><text:s/>－14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485" calcext:value-type="float">
            <text:p>2,485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171" calcext:value-type="float">
            <text:p>1,17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661" calcext:value-type="float">
            <text:p>2,66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171" calcext:value-type="float">
            <text:p>1,1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76" calcext:value-type="float">
            <text:p><text:s/>－17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76" calcext:value-type="float">
            <text:p>1,17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3" calcext:value-type="float">
            <text:p>1,26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87" calcext:value-type="float">
            <text:p><text:s/>－8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309" calcext:value-type="float">
            <text:p>1,30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98" calcext:value-type="float">
            <text:p>1,39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356" calcext:value-type="float">
            <text:p>35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610" calcext:value-type="float">
            <text:p>61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89" calcext:value-type="float">
            <text:p><text:s/>－8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41" calcext:value-type="float">
            <text:p><text:s/>－4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47" calcext:value-type="float">
            <text:p>1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9" calcext:value-type="float">
            <text:p><text:s/>－1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95" calcext:value-type="float">
            <text:p>39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17" calcext:value-type="float">
            <text:p>41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5" calcext:value-type="float">
            <text:p>3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2" calcext:value-type="float">
            <text:p><text:s/>－2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59" calcext:value-type="float">
            <text:p>1,65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7" calcext:value-type="float">
            <text:p>1,64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12" calcext:value-type="float">
            <text:p>1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66" calcext:value-type="float">
            <text:p>76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3" calcext:value-type="float">
            <text:p>93</text:p>
          </table:table-cell>
          <table:table-cell table:number-columns-repeated="2" table:style-name="ce43" office:value-type="float" office:value="39" calcext:value-type="float">
            <text:p>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6" calcext:value-type="float">
            <text:p>76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0" calcext:value-type="float">
            <text:p>－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93" calcext:value-type="float">
            <text:p>89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509" calcext:value-type="float">
            <text:p>50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1" calcext:value-type="float">
            <text:p>88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509" calcext:value-type="float">
            <text:p>50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2" calcext:value-type="float">
            <text:p>1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03" calcext:value-type="float">
            <text:p>10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13" calcext:value-type="float">
            <text:p>1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69" calcext:value-type="float">
            <text:p><text:s/>－6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" calcext:value-type="float">
            <text:p><text:s/>－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2" calcext:value-type="float">
            <text:p>25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64" calcext:value-type="float">
            <text:p><text:s/>－6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98" calcext:value-type="float">
            <text:p>1,69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65" calcext:value-type="float">
            <text:p>1,66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807" calcext:value-type="float">
            <text:p>8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3" calcext:value-type="float">
            <text:p>3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97" calcext:value-type="float">
            <text:p>79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86" calcext:value-type="float">
            <text:p>3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" calcext:value-type="float">
            <text:p><text:s/>－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01" calcext:value-type="float">
            <text:p>90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21" calcext:value-type="float">
            <text:p>42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62" calcext:value-type="float">
            <text:p>86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421" calcext:value-type="float">
            <text:p>42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39" calcext:value-type="float">
            <text:p>3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931" calcext:value-type="float">
            <text:p>1,93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71" calcext:value-type="float">
            <text:p>1,97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40" calcext:value-type="float">
            <text:p><text:s/>－4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36" calcext:value-type="float">
            <text:p>1,03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435" calcext:value-type="float">
            <text:p>4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79" calcext:value-type="float">
            <text:p>1,07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2" calcext:value-type="float">
            <text:p>322</text:p>
          </table:table-cell>
          <table:table-cell table:style-name="ce44" office:value-type="float" office:value="435" calcext:value-type="float">
            <text:p>43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43" calcext:value-type="float">
            <text:p><text:s/>－4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991" calcext:value-type="float">
            <text:p>99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6" calcext:value-type="float">
            <text:p>1,04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57" calcext:value-type="float">
            <text:p>5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280" calcext:value-type="float">
            <text:p>2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5" calcext:value-type="float">
            <text:p><text:s/>－5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06" calcext:value-type="float">
            <text:p>1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7" calcext:value-type="float">
            <text:p><text:s/>－2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66" calcext:value-type="float">
            <text:p>56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6" calcext:value-type="float">
            <text:p>236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94" calcext:value-type="float">
            <text:p>59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174" calcext:value-type="float">
            <text:p>17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8" calcext:value-type="float">
            <text:p><text:s/>－28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906" calcext:value-type="float">
            <text:p>9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51" calcext:value-type="float">
            <text:p>75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111" calcext:value-type="float">
            <text:p>111</text:p>
          </table:table-cell>
          <table:table-cell table:number-columns-repeated="3" table:style-name="ce36" office:value-type="float" office:value="0" calcext:value-type="float">
            <text:p>-</text:p>
          </table:table-cell>
          <table:table-cell table:style-name="ce36" office:value-type="float" office:value="295" calcext:value-type="float">
            <text:p>29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155" calcext:value-type="float">
            <text:p>155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71" calcext:value-type="float">
            <text:p>7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429" calcext:value-type="float">
            <text:p>42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47" calcext:value-type="float">
            <text:p>1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84" calcext:value-type="float">
            <text:p>8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85" calcext:value-type="float">
            <text:p>2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46" calcext:value-type="float">
            <text:p>14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56" calcext:value-type="float">
            <text:p>5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04" calcext:value-type="float">
            <text:p>40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4" calcext:value-type="float">
            <text:p>31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5" calcext:value-type="float">
            <text:p>3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44" calcext:value-type="float">
            <text:p>14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90" calcext:value-type="float">
            <text:p>90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9" calcext:value-type="float">
            <text:p>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6" calcext:value-type="float">
            <text:p><text:s/>－6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7月6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6.xls'#$''.$G$5]"/>
        <table:named-expression table:name="出生" table:base-cell-address="$遷徙.$A$1" table:expression="['file:///D:/123/c62/%E6%96%B0%E8%A1%A8%E8%99%9F02,07~11-%E9%80%A3%E7%B5%90(%E5%85%AC%E5%BC%8F)%E6%AA%94104.6.xls'#$''.$V$14:.$V$34]"/>
        <table:named-expression table:name="月底人口數" table:base-cell-address="$遷徙.$A$1" table:expression="['file:///D:/123/c62/%E6%96%B0%E8%A1%A8%E8%99%9F02,07~11-%E9%80%A3%E7%B5%90(%E5%85%AC%E5%BC%8F)%E6%AA%94104.6.xls'#$''.$AT$14:.$AU$34]"/>
        <table:named-expression table:name="死亡" table:base-cell-address="$遷徙.$A$1" table:expression="['file:///D:/123/c62/%E6%96%B0%E8%A1%A8%E8%99%9F02,07~11-%E9%80%A3%E7%B5%90(%E5%85%AC%E5%BC%8F)%E6%AA%94104.6.xls'#$''.$Y$14:.$Y$34]"/>
        <table:named-expression table:name="結婚" table:base-cell-address="$遷徙.$A$1" table:expression="['file:///D:/123/c62/%E6%96%B0%E8%A1%A8%E8%99%9F02,07~11-%E9%80%A3%E7%B5%90(%E5%85%AC%E5%BC%8F)%E6%AA%94104.6.xls'#$''.$L$14:.$L$34]"/>
        <table:named-expression table:name="鄰數戶數" table:base-cell-address="$遷徙.$A$1" table:expression="['file:///D:/123/c62/%E6%96%B0%E8%A1%A8%E8%99%9F02,07~11-%E9%80%A3%E7%B5%90(%E5%85%AC%E5%BC%8F)%E6%AA%94104.6.xls'#$''.$AQ$14:.$AR$34]"/>
        <table:named-expression table:name="離婚" table:base-cell-address="$遷徙.$A$1" table:expression="['file:///D:/123/c62/%E6%96%B0%E8%A1%A8%E8%99%9F02,07~11-%E9%80%A3%E7%B5%90(%E5%85%AC%E5%BC%8F)%E6%AA%94104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7-06T18:29:35</meta:creation-date>
    <dc:creator>溫麗華</dc:creator>
    <dc:date>2015-07-06T18:30:09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